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Renderer.instantiateRender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getInternalFontNameForArea( 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Renderer.getFo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createRendererContext( int x , int y , int width , int height , Map foreign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intRenderer.addFontList( List font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ntRenderer.getFont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tRenderer.setFontList( List embedFontInfo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getFontFromArea( 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Renderer.setupFontInfo( FontInfo in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ntRenderer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renderDocument( Document doc , String ns , Rectangle2D pos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